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office:value-type="string">
            <text:p>UC.code2</text:p>
          </table:table-cell>
          <table:table-cell office:value-type="string">
            <text:p>coding login screen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office:value-type="string">
            <text:p><text:s/>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.code1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style-name="ce7" office:value-type="string">
            <text:p>Nothing</text:p>
          </table:table-cell>
          <table:table-cell table:number-columns-repeated="1022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office:value-type="string">
            <text:p>UC.code2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office:value-type="string">
            <text:p>COD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office:value-type="string">
            <text:p>Cod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4-12T02:37:20</dc:date>
    <dc:creator>Sridhar J</dc:creator>
    <meta:editing-duration>PT3S</meta:editing-duration>
    <meta:editing-cycles>17</meta:editing-cycles>
    <meta:generator>LibreOffice/3.5$Linux_x86 LibreOffice_project/350m1$Build-2</meta:generator>
    <meta:document-statistic meta:table-count="3" meta:cell-count="246" meta:object-count="0"/>
  </office:meta>
</office:document-meta>
</file>